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text-properties officeooo:rsid="001e3d2f" officeooo:paragraph-rsid="001e3d2f"/>
    </style:style>
    <style:style style:name="P2" style:family="paragraph" style:parent-style-name="Standard" style:list-style-name="L2">
      <style:text-properties officeooo:rsid="001e3d2f" officeooo:paragraph-rsid="001ec94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e3d2f" officeooo:paragraph-rsid="001e3d2f" style:font-weight-asian="bold" style:font-weight-complex="bold"/>
    </style:style>
    <style:style style:name="P4" style:family="paragraph" style:parent-style-name="Standard" style:list-style-name="L1">
      <style:text-properties officeooo:paragraph-rsid="001e3d2f"/>
    </style:style>
    <style:style style:name="P5" style:family="paragraph" style:parent-style-name="Standard" style:list-style-name="L2">
      <style:text-properties officeooo:paragraph-rsid="001e3d2f"/>
    </style:style>
    <style:style style:name="T1" style:family="text">
      <style:text-properties officeooo:rsid="001e3d2f"/>
    </style:style>
    <style:style style:name="T2" style:family="text">
      <style:text-properties officeooo:rsid="001ec9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y observation of last week</text:p>
      <text:list xml:id="list8928096516577359100" text:style-name="L1">
        <text:list-item>
          <text:p text:style-name="P4"><text:span text:style-name="T1">Last week nwas a good week for me compared to the previouse one.I managed to share with others in class my reasearch with was an acomplishnent for me because am not so good in public speaking.</text:span></text:p>
        </text:list-item>
      </text:list>
      <text:list xml:id="list1475176819995680829" text:style-name="L2">
        <text:list-item>
          <text:p text:style-name="P5"><text:span text:style-name="T1">I also noticed the importence of team work because it was part of my reaserch.</text:span></text:p>
        </text:list-item>
        <text:list-item>
          <text:p text:style-name="P1">What i also observed last week was that i need to improve of my typing skills.In terms of pace and accurecy.</text:p>
          <text:p text:style-name="P2">I also noticed that i need to be more curious about everything i learn, and take notes <text:span text:style-name="T2">regulerly so that i can be able to resh what i had done the previous nweek or day when im home.</text:span></text:p>
        </text:list-item>
        <text:list-item>
          <text:p text:style-name="P2"><text:span text:style-name="T2">I need to put on extra effort in everything i do.</text:span></text:p>
        </text:list-item>
        <text:list-item>
          <text:p text:style-name="P2"><text:span text:style-name="T2">It also helps to hear the opion of others about your work(feedback)</text:span></text:p>
        </text:list-item>
        <text:list-item>
          <text:p text:style-name="P2"><text:span text:style-name="T2"><text:s/></text:span></text:p>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1:22:27.823048377</meta:creation-date>
    <dc:date>2017-07-24T11:40:37.661265973</dc:date>
    <meta:editing-duration>PT7M39S</meta:editing-duration>
    <meta:editing-cycles>1</meta:editing-cycles>
    <meta:document-statistic meta:table-count="0" meta:image-count="0" meta:object-count="0" meta:page-count="1" meta:paragraph-count="9" meta:word-count="146" meta:character-count="712" meta:non-whitespace-character-count="580"/>
    <meta:generator>LibreOffice/5.1.6.2$Linux_X86_64 LibreOffice_project/10m0$Build-2</meta:generator>
  </office:meta>
</office:document-meta>
</file>